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obyčejné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top="0.0972in" fo:margin-bottom="0.0835in" style:contextual-spacing="false" fo:text-align="end" style:justify-single-word="false"/>
      <style:text-properties officeooo:paragraph-rsid="0017a368"/>
    </style:style>
    <style:style style:name="P2" style:family="paragraph" style:parent-style-name="Heading_20_3">
      <style:text-properties officeooo:paragraph-rsid="0017a368"/>
    </style:style>
    <style:style style:name="P3" style:family="paragraph" style:parent-style-name="Heading_20_3">
      <style:paragraph-properties fo:margin-left="0in" fo:margin-right="0in" fo:margin-top="0.1874in" fo:margin-bottom="0.1354in" style:contextual-spacing="false" fo:text-indent="0in" style:auto-text-indent="false"/>
    </style:style>
    <style:style style:name="P4" style:family="paragraph" style:parent-style-name="Horizontal_20_Line">
      <style:text-properties fo:language="cs" fo:country="CZ"/>
    </style:style>
    <style:style style:name="P5" style:family="paragraph" style:parent-style-name="Text_20_body" style:list-style-name="WWNum1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paragraph-rsid="0017a368"/>
    </style:style>
    <style:style style:name="P6" style:family="paragraph" style:parent-style-name="Text_20_body" style:list-style-name="WWNum3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7" style:family="paragraph" style:parent-style-name="Text_20_body" style:list-style-name="WWNum3">
      <style:paragraph-properties fo:margin-left="0.9846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8" style:family="paragraph" style:parent-style-name="Text_20_body" style:list-style-name="WWNum3">
      <style:paragraph-properties fo:margin-left="0.9846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officeooo:paragraph-rsid="0017a368"/>
    </style:style>
    <style:style style:name="P9" style:family="paragraph" style:parent-style-name="Text_20_body" style:list-style-name="WWNum3">
      <style:paragraph-properties fo:margin-left="0.9846in" fo:text-indent="-0.1965in" style:auto-text-indent="false">
        <style:tab-stops>
          <style:tab-stop style:position="0in"/>
        </style:tab-stops>
      </style:paragraph-properties>
      <style:text-properties officeooo:paragraph-rsid="0017a368"/>
    </style:style>
    <style:style style:name="P10" style:family="paragraph" style:parent-style-name="Text_20_body" style:list-style-name="WWNum4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11" style:family="paragraph" style:parent-style-name="Text_20_body" style:list-style-name="WWNum5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12" style:family="paragraph" style:parent-style-name="Text_20_body" style:list-style-name="WWNum5">
      <style:paragraph-properties fo:margin-left="0.9846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13" style:family="paragraph" style:parent-style-name="Text_20_body" style:list-style-name="WWNum6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14" style:family="paragraph" style:parent-style-name="Text_20_body" style:list-style-name="WWNum6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15" style:family="paragraph" style:parent-style-name="Text_20_body" style:list-style-name="WWNum7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16" style:family="paragraph" style:parent-style-name="Text_20_body" style:list-style-name="WWNum8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17" style:family="paragraph" style:parent-style-name="Text_20_body" style:list-style-name="WWNum8">
      <style:paragraph-properties fo:margin-left="0.4925in" fo:margin-top="0in" fo:margin-bottom="0.0972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18" style:family="paragraph" style:parent-style-name="Text_20_body">
      <style:paragraph-properties fo:margin-left="0.4925in" fo:text-indent="0in" style:auto-text-indent="false">
        <style:tab-stops>
          <style:tab-stop style:position="0in"/>
        </style:tab-stops>
      </style:paragraph-properties>
    </style:style>
    <style:style style:name="P19" style:family="paragraph" style:parent-style-name="Text_20_body">
      <style:paragraph-properties fo:margin-top="0in" fo:margin-bottom="0in" style:contextual-spacing="false">
        <style:tab-stops>
          <style:tab-stop style:position="0in"/>
        </style:tab-stops>
      </style:paragraph-properties>
    </style:style>
    <style:style style:name="P20" style:family="paragraph" style:parent-style-name="Text_20_body">
      <style:text-properties officeooo:paragraph-rsid="0017a368"/>
    </style:style>
    <style:style style:name="P21" style:family="paragraph" style:parent-style-name="Text_20_body">
      <style:paragraph-properties fo:margin-left="0in" fo:margin-right="0in" fo:margin-top="0.1354in" fo:margin-bottom="0.1354in" style:contextual-spacing="false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.0417in" style:contextual-spacing="false" fo:text-indent="0in" style:auto-text-indent="false" fo:padding="0in" fo:border="none"/>
    </style:style>
    <style:style style:name="P2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4" style:family="paragraph" style:parent-style-name="Text_20_body" style:list-style-name="L1">
      <style:paragraph-properties fo:margin-left="0in" fo:margin-right="0in" fo:margin-top="0in" fo:margin-bottom="0.0417in" style:contextual-spacing="false" fo:text-indent="0in" style:auto-text-indent="false" fo:padding="0in" fo:border="none"/>
    </style:style>
    <style:style style:name="P2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6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7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language="cs" fo:country="CZ"/>
    </style:style>
    <style:style style:name="T3" style:family="text">
      <style:text-properties fo:language="cs" fo:country="CZ" fo:font-weight="bold" officeooo:rsid="0017a368" style:font-weight-asian="bold"/>
    </style:style>
    <style:style style:name="T4" style:family="text">
      <style:text-properties fo:language="cs" fo:country="CZ" officeooo:rsid="0017a368"/>
    </style:style>
    <style:style style:name="T5" style:family="text">
      <style:text-properties officeooo:rsid="0017a368"/>
    </style:style>
    <style:style style:name="T6" style:family="text">
      <style:text-properties fo:language="en" fo:country="US" officeooo:rsid="0017a368"/>
    </style:style>
    <style:style style:name="T7" style:family="text">
      <style:text-properties fo:language="en" fo:country="US" officeooo:rsid="0017a368" loext:padding="0.0193in" loext:border-left="2.24pt solid #ffffff" loext:border-right="2.24pt solid #ffffff" loext:border-top="1.5pt solid #ffffff" loext:border-bottom="1.5pt solid #ffffff"/>
    </style:style>
    <style:style style:name="T8" style:family="text">
      <style:text-properties loext:padding="0.0193in" loext:border-left="2.24pt solid #ffffff" loext:border-right="2.24pt solid #ffffff" loext:border-top="1.5pt solid #ffffff" loext:border-bottom="1.5pt solid #fffff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2"><text:span text:style-name="Strong_20_Emphasis"><text:span text:style-name="T1">FINAL PROJECT: 3D PRINTING SERVICE </text:span></text:span></text:h>
      <text:p text:style-name="P20" loext:marker-style-name="T2"><text:span text:style-name="Strong_20_Emphasis">Project Creator </text:span></text:p>
      <text:list text:style-name="WWNum1">
        <text:list-item>
          <text:p text:style-name="P5" loext:marker-style-name="T2"><text:span text:style-name="T5">Robin Zaj</text:span><text:span text:style-name="T4">íček</text:span></text:p>
        </text:list-item>
      </text:list>
      <text:p text:style-name="Text_20_body" loext:marker-style-name="T2"><text:span text:style-name="Strong_20_Emphasis">Class:</text:span> C3<text:span text:style-name="T5">c</text:span></text:p>
      <text:p text:style-name="P4" loext:marker-style-name="T2"/>
      <text:h text:style-name="Heading_20_3" text:outline-level="3" loext:marker-style-name="T2"><text:span text:style-name="Strong_20_Emphasis"><text:span text:style-name="T1">Project Overview:</text:span></text:span></text:h>
      <text:h text:style-name="Heading_20_3" text:outline-level="3" loext:marker-style-name="T2"><text:span text:style-name="Strong_20_Emphasis">Goal:</text:span></text:h>
      <text:p text:style-name="P21">Develop a fully functional 3D printing service, including an intuitive website for order submissions, file validation, and customer notifications.</text:p>
      <text:p text:style-name="P21">This project aims to integrate <text:span text:style-name="Strong_20_Emphasis">3D printing technology</text:span> with <text:span text:style-name="Strong_20_Emphasis">web development</text:span> to create a seamless user experience—from uploading a 3D model to receiving the final printed product.</text:p>
      <text:p text:style-name="Text_20_body" loext:marker-style-name="T2"/>
      <text:p text:style-name="P4" loext:marker-style-name="T2"/>
      <text:h text:style-name="Heading_20_2" text:outline-level="2" loext:marker-style-name="T2"><text:span text:style-name="Strong_20_Emphasis">3D Printing Process</text:span></text:h>
      <text:h text:style-name="P3" text:outline-level="3"><text:span text:style-name="Strong_20_Emphasis">1. 3D Modeling &amp; Preparation</text:span></text:h>
      <text:list text:style-name="L1">
        <text:list-item>
          <text:p text:style-name="P23"><text:span text:style-name="Strong_20_Emphasis">Modeling:</text:span> Learn to design 3D models using software like <text:span text:style-name="Strong_20_Emphasis">Blender, Tinkercad, or Fusion 360</text:span>, ensuring they are optimized for printing (manifold geometry, proper wall thickness).</text:p>
        </text:list-item>
        <text:list-item>
          <text:p text:style-name="P23"><text:span text:style-name="Strong_20_Emphasis">Exporting Files:</text:span> Save models in <text:span text:style-name="Strong_20_Emphasis">STL, OBJ, or 3MF</text:span> formats for compatibility with slicing software.</text:p>
        </text:list-item>
        <text:list-item>
          <text:p text:style-name="P24"><text:span text:style-name="Strong_20_Emphasis">Slicing:</text:span> Use <text:span text:style-name="Strong_20_Emphasis">PrusaSlicer or Cura</text:span> to convert 3D models into <text:span text:style-name="Strong_20_Emphasis">G-code</text:span>, adjusting settings like:</text:p>
          <text:list>
            <text:list-item>
              <text:p text:style-name="P23">Layer height</text:p>
            </text:list-item>
            <text:list-item>
              <text:p text:style-name="P23">Infill density</text:p>
            </text:list-item>
            <text:list-item>
              <text:p text:style-name="P23">Support structures</text:p>
            </text:list-item>
            <text:list-item>
              <text:p text:style-name="P23">Print speed &amp; temperature</text:p>
            </text:list-item>
          </text:list>
        </text:list-item>
        <text:list-item>
          <text:p text:style-name="P24"><text:span text:style-name="Strong_20_Emphasis">Printer Operation:</text:span></text:p>
          <text:list>
            <text:list-item>
              <text:p text:style-name="P23">Calibrate the <text:span text:style-name="Strong_20_Emphasis">Original Prusa i3 MK3S+</text:span> printer (bed leveling, filament loading).</text:p>
            </text:list-item>
            <text:list-item>
              <text:p text:style-name="P23">Monitor prints for errors (warping, stringing, layer shifts).</text:p>
            </text:list-item>
            <text:list-item>
              <text:p text:style-name="P23">Post-processing (removing supports, sanding, painting).</text:p>
            </text:list-item>
          </text:list>
        </text:list-item>
      </text:list>
      <text:h text:style-name="P3" text:outline-level="3"><text:span text:style-name="Strong_20_Emphasis">2. Quality Control &amp; Troubleshooting</text:span></text:h>
      <text:list text:style-name="L2">
        <text:list-item>
          <text:p text:style-name="P25">Test prints with different materials (<text:span text:style-name="Strong_20_Emphasis">PLA, PETG, ABS</text:span>).</text:p>
        </text:list-item>
        <text:list-item>
          <text:p text:style-name="P25">Implement <text:span text:style-name="Strong_20_Emphasis">automated error detection</text:span> (e.g., spaghetti detection via OctoPrint).</text:p>
        </text:list-item>
        <text:list-item>
          <text:p text:style-name="P25">Maintain printer hardware (nozzle cleaning, belt tensioning).</text:p>
        </text:list-item>
      </text:list>
      <text:p text:style-name="Text_20_body" loext:marker-style-name="T2"><text:span text:style-name="Strong_20_Emphasis"><text:span text:style-name="T1"/></text:span></text:p>
      <text:p text:style-name="P4" loext:marker-style-name="T2"/>
      <text:h text:style-name="Heading_20_3" text:outline-level="3" loext:marker-style-name="T2"><text:soft-page-break/><text:span text:style-name="Strong_20_Emphasis"><text:span text:style-name="T1">Website for Orders:</text:span></text:span></text:h>
      <text:p text:style-name="Text_20_body" loext:marker-style-name="T2"><text:span text:style-name="Strong_20_Emphasis">Development Tasks:</text:span></text:p>
      <text:list text:style-name="WWNum3">
        <text:list-item>
          <text:p text:style-name="P6" loext:marker-style-name="T2"><text:span text:style-name="Strong_20_Emphasis">Server Programming:</text:span> Develop the backend serve.</text:p>
        </text:list-item>
        <text:list-item>
          <text:p text:style-name="P6" loext:marker-style-name="T2"><text:span text:style-name="Strong_20_Emphasis">Frontend Technologies:</text:span></text:p>
          <text:list>
            <text:list-item>
              <text:p text:style-name="P7" loext:marker-style-name="T2">CSS</text:p>
            </text:list-item>
            <text:list-item>
              <text:p text:style-name="P8" loext:marker-style-name="T2">HTML (using Bootstrap <text:span text:style-name="T5">and tailwind</text:span>)</text:p>
            </text:list-item>
            <text:list-item>
              <text:p text:style-name="P9" loext:marker-style-name="T2"><text:span text:style-name="T5">Type</text:span>Script/PHP</text:p>
            </text:list-item>
          </text:list>
        </text:list-item>
      </text:list>
      <text:p text:style-name="P20" loext:marker-style-name="T2"><text:span text:style-name="Strong_20_Emphasis">Key Website Features</text:span></text:p>
      <text:p text:style-name="P19" loext:marker-style-name="T2">✔ <text:span text:style-name="Strong_20_Emphasis">Navigation Menu</text:span> – Smooth scrolling, dropdown categories (Home, Order, About, Contact).<text:line-break/>✔ <text:span text:style-name="Strong_20_Emphasis">Image Gallery</text:span> – Showcase past prints, materials, and printer setup.<text:line-break/>✔ <text:span text:style-name="Strong_20_Emphasis">File Upload Form</text:span> – Drag-and-drop interface with progress bar.<text:line-break/>✔ <text:span text:style-name="Strong_20_Emphasis">Contact Section</text:span> – Live chat support &amp; email form (PHPMailer integration).<text:line-break/>✔ <text:span text:style-name="Strong_20_Emphasis">About Us Page</text:span> – Team bios, mission statement, printer specs.<text:line-break/>✔ <text:span text:style-name="Strong_20_Emphasis">Automated Email Notifications</text:span> – Order confirmations, print status updates, shipping alerts.<text:line-break/>✔ <text:span text:style-name="Strong_20_Emphasis">User Accounts</text:span> – Registration/login system for order tracking. </text:p>
      <text:p text:style-name="P4"/>
      <text:h text:style-name="P2" text:outline-level="3" loext:marker-style-name="T2"><text:span text:style-name="Strong_20_Emphasis"><text:span text:style-name="T1">Process:</text:span></text:span></text:h>
      <text:list text:style-name="L7">
        <text:list-item>
          <text:list>
            <text:list-item>
              <text:p text:style-name="P27"><text:span text:style-name="Strong_20_Emphasis">📤 Upload</text:span> – Cloud with an arrow (dynamic fill on hover).</text:p>
            </text:list-item>
            <text:list-item>
              <text:p text:style-name="P27"><text:span text:style-name="Strong_20_Emphasis">✅ Validation</text:span> – Shield with checkmark (pulses during verification).</text:p>
            </text:list-item>
            <text:list-item>
              <text:p text:style-name="P27"><text:span text:style-name="Strong_20_Emphasis">🖨️ Print</text:span> – 3D printer with progress bar animation.</text:p>
            </text:list-item>
            <text:list-item>
              <text:p text:style-name="P27"><text:span text:style-name="Strong_20_Emphasis">✉️ Notification</text:span> – Envelope that "opens" on hover.</text:p>
            </text:list-item>
            <text:list-item>
              <text:p text:style-name="P27"><text:span text:style-name="Strong_20_Emphasis">🚚 Delivery</text:span> – Truck with parallax scrolling effect.</text:p>
            </text:list-item>
          </text:list>
        </text:list-item>
      </text:list>
      <text:p text:style-name="P22"><text:span text:style-name="Strong_20_Emphasis"/></text:p>
      <text:p text:style-name="P18"/>
      <text:p text:style-name="P18"/>
      <text:p text:style-name="P4" loext:marker-style-name="T2"/>
      <text:h text:style-name="Heading_20_3" text:outline-level="3" loext:marker-style-name="T2"><text:span text:style-name="Strong_20_Emphasis"><text:span text:style-name="T1">Project Objective:</text:span></text:span></text:h>
      <text:p text:style-name="Text_20_body" loext:marker-style-name="T2">Explore and experiment with new technologies to understand their functionality and application, especially those we haven't worked with before.</text:p>
      <text:p text:style-name="P4" loext:marker-style-name="T2"/>
      <text:h text:style-name="Heading_20_3" text:outline-level="3" loext:marker-style-name="T2"><text:span text:style-name="Strong_20_Emphasis"><text:span text:style-name="T1">Technology Stack:</text:span></text:span></text:h>
      <text:h text:style-name="Heading_20_4" text:outline-level="4" loext:marker-style-name="T2"><text:span text:style-name="Strong_20_Emphasis"><text:span text:style-name="T1">Web Development:</text:span></text:span></text:h>
      <text:list text:style-name="WWNum6">
        <text:list-item>
          <text:p text:style-name="P13" loext:marker-style-name="T2"><text:span text:style-name="Strong_20_Emphasis">HTML</text:span> (Bootstrap for responsive design)</text:p>
        </text:list-item>
        <text:list-item>
          <text:p text:style-name="P13" loext:marker-style-name="T2"><text:span text:style-name="Strong_20_Emphasis">CSS</text:span><text:span text:style-name="Strong_20_Emphasis"><text:span text:style-name="T6">(tailwind and bootstrap)</text:span></text:span> for styling</text:p>
        </text:list-item>
        <text:list-item>
          <text:p text:style-name="P14" loext:marker-style-name="T2"><text:span text:style-name="Strong_20_Emphasis">JavaScript/PHP</text:span> for interactive elements and server-side logic</text:p>
        </text:list-item>
      </text:list>
      <text:h text:style-name="Heading_20_4" text:outline-level="4" loext:marker-style-name="T2"><text:span text:style-name="Strong_20_Emphasis"><text:span text:style-name="T1">3D Printing </text:span></text:span><text:span text:style-name="Strong_20_Emphasis"><text:span text:style-name="T3">I use </text:span></text:span><text:span text:style-name="Strong_20_Emphasis"><text:span text:style-name="T1">:</text:span></text:span></text:h>
      <text:list text:style-name="WWNum7">
        <text:list-item>
          <text:p text:style-name="P15" loext:marker-style-name="T2"><text:span text:style-name="Strong_20_Emphasis">Printer Model:</text:span> Original Prusa i3 MK3S+</text:p>
        </text:list-item>
      </text:list>
      <text:p text:style-name="P4" loext:marker-style-name="T2"><text:soft-page-break/></text:p>
      <text:h text:style-name="Heading_20_2" text:outline-level="2" loext:marker-style-name="T2"><text:span text:style-name="Strong_20_Emphasis">Contact Information</text:span></text:h>
      <text:p text:style-name="P21">📧 <text:span text:style-name="Strong_20_Emphasis">Email:</text:span> <text:span text:style-name="T7">zajicekrobin3@gmail.com</text:span><text:line-break/>🌐 <text:span text:style-name="Strong_20_Emphasis">Website:</text:span> <text:a xlink:type="simple" xlink:href="http://www.3dprintservice.com/" office:target-frame-name="_blank" xlink:show="new" text:style-name="Internet_20_link" text:visited-style-name="Visited_20_Internet_20_Link"><text:span text:style-name="T8">www.3dprintservice.com</text:span></text:a><text:line-break/>📞 <text:span text:style-name="Strong_20_Emphasis">Phone:</text:span> +<text:span text:style-name="T6">420 604 752 987</text:span></text:p>
      <text:p text:style-name="Text_20_body" loext:marker-style-name="T2"><text:span text:style-name="Strong_20_Emphasis"><text:span text:style-name="T1"/></text:span></text:p>
      <text:p text:style-name="P4" loext:marker-style-name="T2"/>
      <text:p text:style-name="Text_20_body" loext:marker-style-name="T2"><text:span text:style-name="Strong_20_Emphasis">Your Ideas, Perfectly Printed – Upload, Customize, and Let Us Handle the Rest for Flawless 3D Results Delivered to You! </text:span></text:p>
      <text:p text:style-name="P4" loext:marker-style-name="T2"/>
      <text:h text:style-name="Heading_20_4" text:outline-level="4" loext:marker-style-name="T2"><text:span text:style-name="Strong_20_Emphasis"><text:span text:style-name="T1">Visual Design Suggestions:</text:span></text:span></text:h>
      <text:list text:style-name="WWNum8">
        <text:list-item>
          <text:p text:style-name="P16" loext:marker-style-name="T2"><text:span text:style-name="Strong_20_Emphasis">Header:</text:span> Modern font with gradient background.</text:p>
        </text:list-item>
        <text:list-item>
          <text:p text:style-name="P16" loext:marker-style-name="T2"><text:span text:style-name="Strong_20_Emphasis">Icons:</text:span> Use clear, vector icons for each step in the process (upload, validation, print, notification, delivery).</text:p>
        </text:list-item>
        <text:list-item>
          <text:p text:style-name="P16" loext:marker-style-name="T2"><text:span text:style-name="Strong_20_Emphasis">Layout:</text:span> Clean and structured sections.</text:p>
        </text:list-item>
        <text:list-item>
          <text:p text:style-name="P16" loext:marker-style-name="T2"><text:span text:style-name="Strong_20_Emphasis">Color Scheme:</text:span> Shades of blue, purple, and white.</text:p>
        </text:list-item>
        <text:list-item>
          <text:p text:style-name="P17" loext:marker-style-name="T2"><text:span text:style-name="Strong_20_Emphasis">Typography:</text:span> Mix of bold and regular fonts for emphas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obyčejné" style:font-family-generic="roman" style:font-pitch="variable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Nadpis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Rejstřík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_20__28_WW_29_" style:display-name="Default Paragraph Font (WW)" style:family="text"/>
    <style:style style:name="Internetový_20_odkaz" style:display-name="Internetový odkaz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15:27:00</meta:creation-date>
    <meta:initial-creator>Jirik</meta:initial-creator>
    <dc:language>cs-CZ</dc:language>
    <dc:date>2025-05-05T08:03:55.146000000</dc:date>
    <meta:editing-cycles>15</meta:editing-cycles>
    <meta:editing-duration>PT5H26M44S</meta:editing-duration>
    <meta:generator>LibreOffice/7.6.2.1$Windows_X86_64 LibreOffice_project/56f7684011345957bbf33a7ee678afaf4d2ba333</meta:generator>
    <meta:document-statistic meta:table-count="0" meta:image-count="0" meta:object-count="0" meta:page-count="3" meta:paragraph-count="58" meta:word-count="489" meta:character-count="3298" meta:non-whitespace-character-count="288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